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fo:text-align="center"/>
    </style:style>
    <style:style style:name="P2" style:parent-style-name="Paragraphedeliste" style:family="paragraph"/>
    <style:style style:name="P3" style:parent-style-name="Paragraphedeliste" style:family="paragraph"/>
    <style:style style:name="P4" style:parent-style-name="Paragraphedeliste" style:family="paragraph"/>
    <style:style style:name="P5" style:parent-style-name="Paragraphedeliste" style:family="paragraph"/>
    <style:style style:name="P6" style:parent-style-name="Normal" style:family="paragraph">
      <style:paragraph-properties fo:margin-left="0.25in">
        <style:tab-stops/>
      </style:paragraph-properties>
    </style:style>
    <style:style style:name="P7" style:parent-style-name="Titre2" style:family="paragraph">
      <style:text-properties fo:font-size="16pt" style:font-size-asian="16pt" style:font-size-complex="16pt"/>
    </style:style>
    <style:style style:name="P8" style:parent-style-name="Paragraphedeliste" style:family="paragraph"/>
    <style:style style:name="P9" style:parent-style-name="Paragraphedeliste" style:family="paragraph"/>
    <style:style style:name="P10" style:parent-style-name="Paragraphedeliste" style:family="paragraph"/>
    <style:style style:name="P11" style:parent-style-name="Paragraphedeliste" style:family="paragraph"/>
    <style:style style:name="P12" style:parent-style-name="Titre2" style:family="paragraph">
      <style:text-properties fo:font-size="16pt" style:font-size-asian="16pt" style:font-size-complex="16pt"/>
    </style:style>
    <style:style style:name="T13" style:parent-style-name="Policepardéfaut" style:family="text">
      <style:text-properties fo:font-weight="bold" style:font-weight-asian="bold" style:font-weight-complex="bold"/>
    </style:style>
    <style:style style:name="T14" style:parent-style-name="Policepardéfaut" style:family="text">
      <style:text-properties fo:font-weight="bold" style:font-weight-asian="bold" style:font-weight-complex="bold"/>
    </style:style>
    <style:style style:name="T15" style:parent-style-name="Policepardéfaut" style:family="text">
      <style:text-properties fo:font-weight="bold" style:font-weight-asian="bold" style:font-weight-complex="bold"/>
    </style:style>
    <style:style style:name="T16" style:parent-style-name="Policepardéfaut" style:family="text">
      <style:text-properties fo:font-weight="bold" style:font-weight-asian="bold" style:font-weight-complex="bold"/>
    </style:style>
    <style:style style:name="T17" style:parent-style-name="Policepardéfaut" style:family="text">
      <style:text-properties fo:font-weight="bold" style:font-weight-asian="bold" style:font-weight-complex="bold"/>
    </style:style>
    <style:style style:name="P18" style:parent-style-name="Titre2" style:family="paragraph">
      <style:text-properties fo:font-size="16pt" style:font-size-asian="16pt" style:font-size-complex="16pt"/>
    </style:style>
    <style:style style:name="P19" style:parent-style-name="Titre2" style:family="paragraph">
      <style:text-properties fo:font-size="16pt" style:font-size-asian="16pt" style:font-size-complex="16pt"/>
    </style:style>
  </office:automatic-styles>
  <office:body>
    <office:text text:use-soft-page-breaks="true">
      <text:h text:style-name="P1" text:outline-level="1">Développement d’un jeu type Snake en JavaFX</text:h>
      <text:p text:style-name="Normal"/>
      <text:p text:style-name="Normal">L’objectifs du<text:s/>-projet est de développer une application en utilisant un<text:s/>Framework.<text:s/>Nôtre choix c’est porté sur JFX : Framework<text:s/>open-source utilisé notamment pour le développement d’interfaces graphiques.</text:p>
      <text:p text:style-name="Normal">Notre groupe<text:s/>se<text:s/>compose<text:s/>de : <text:s/></text:p>
      <text:list text:style-name="LFO4" text:continue-numbering="true">
        <text:list-item>
          <text:p text:style-name="P2">GALONZKA Camille</text:p>
        </text:list-item>
        <text:list-item>
          <text:p text:style-name="P3">COELHO Clément</text:p>
        </text:list-item>
        <text:list-item>
          <text:p text:style-name="P4">KWIATKOWSKI Nicolas</text:p>
        </text:list-item>
        <text:list-item>
          <text:p text:style-name="P5">CLAVERE Cyril</text:p>
        </text:list-item>
      </text:list>
      <text:p text:style-name="P6"/>
      <text:p text:style-name="Normal">Nous avons<text:s/>réfléchi à une idée de projet<text:s/>en utilisant le Framekwork<text:s/>et en sommes venus à la création d’un jeu « Snake ».</text:p>
      <text:p text:style-name="Normal"/>
      <text:p text:style-name="Normal"/>
      <text:h text:style-name="P7" text:outline-level="2">1 –<text:s/>Principe<text:s/>du jeu :</text:h>
      <text:p text:style-name="Normal">Un serpent doit manger des pommes pour gagner des points et grandir, plus le serpent est grand plus la vitesse du serpent sera rapide. Si le serpent touche une bordure ou se mange, la partie est finis.<text:s/>A la fin de la partie, les 3 meilleurs scores sont affichés.</text:p>
      <text:p text:style-name="Normal"/>
      <text:p text:style-name="Normal">Le jeu « Snake » va nous permettre d’utiliser les librairies de JavaFX notamment pour :</text:p>
      <text:list text:style-name="LFO1" text:continue-numbering="true">
        <text:list-item>
          <text:p text:style-name="P8">La fenêtre de l’application</text:p>
        </text:list-item>
        <text:list-item>
          <text:p text:style-name="P9">L’animation<text:s/>du serpent</text:p>
        </text:list-item>
        <text:list-item>
          <text:p text:style-name="P10">Les éléments graphiques</text:p>
        </text:list-item>
        <text:list-item>
          <text:p text:style-name="P11">Les contrôles clavier</text:p>
        </text:list-item>
      </text:list>
      <text:h text:style-name="P12" text:outline-level="2">2<text:s/>–<text:s/>Interface et Animation</text:h>
      <text:p text:style-name="Normal"/>
      <text:p text:style-name="Normal">2.1 Création de la fenêtre<text:s/></text:p>
      <text:p text:style-name="Normal">La fenêtre de l’application se fait à partir de méthodes du Framework JFX, on appelle la méthode VBox et Canvas qui vont dessiner notre fenêtre en fonction de la<text:s/><text:span text:style-name="T13">Hauteur</text:span><text:s/>et de la<text:s/><text:span text:style-name="T14">Largeur</text:span><text:s/>définis.</text:p>
      <text:p text:style-name="Normal"/>
      <text:p text:style-name="Normal"/>
      <text:p text:style-name="Normal">2.2 Animation Timer</text:p>
      <text:p text:style-name="Normal"/>
      <text:p text:style-name="Normal"><text:span text:style-name="T15">L’</text:span><text:span text:style-name="T16">A</text:span><text:span text:style-name="T17">nimation Timer</text:span><text:s/>permet de créer<text:s/>une boucle principale qui s’occupera de :<text:s/></text:p>
      <text:soft-page-break/>
      <text:p text:style-name="Normal">-<text:tab/>L’Affichage</text:p>
      <text:p text:style-name="Normal">-<text:tab/>Tester les collisions</text:p>
      <text:p text:style-name="Normal">-<text:tab/>Les déplacement du serpent</text:p>
      <text:p text:style-name="Normal">-<text:tab/>Créations de la nourriture</text:p>
      <text:p text:style-name="Normal">-<text:tab/>Gérer le score</text:p>
      <text:p text:style-name="Normal">-<text:tab/>Provoquer la fin de la partie dans le cas ou le joueur a perdu</text:p>
      <text:p text:style-name="Normal"/>
      <text:p text:style-name="Normal">2.3 Contrôle Clavier</text:p>
      <text:p text:style-name="Normal"/>
      <text:p text:style-name="Normal">Lors de l’appuie sur un des flèches directionnelles, le serpent se dirige vers la direction correspondante.</text:p>
      <text:p text:style-name="Normal">Pour s’assurer que le serpent ne puisse pas faire demi-tour sur lui-même et l’appuie simultané sur plusieurs touches ne posent pas de problème, nous avons dût mettre des conditions les contrôles claviers.</text:p>
      <text:p text:style-name="Normal"/>
      <text:p text:style-name="Normal">2.4<text:s/>Serpent</text:p>
      <text:p text:style-name="Normal">Au départ on initialise le serpent en trois parties : Tête / Corps /Queue.</text:p>
      <text:p text:style-name="Normal">La taille du corps augmentera en fonction de la nourriture mangé par le serpent.</text:p>
      <text:p text:style-name="Normal"/>
      <text:p text:style-name="Normal">2.5 Lancement de la fenêtre</text:p>
      <text:p text:style-name="Normal">Une fois que tous les éléments son initialisé, la fenêtre du jeu se lance.</text:p>
      <text:p text:style-name="Normal"/>
      <text:h text:style-name="P18" text:outline-level="2">3 – Tick d’animation**</text:h>
      <text:p text:style-name="Normal"/>
      <text:p text:style-name="Normal">3.1 Game Over</text:p>
      <text:p text:style-name="Normal">Lorsque le joueur perd, l’animation se termine et une boite de dialogue apparait avec<text:s/>les trois meilleurs scores<text:s/>et propose aux<text:s/>joueurs<text:s/>de recommencer ou quitter.</text:p>
      <text:p text:style-name="Normal"/>
      <text:p text:style-name="Normal">Le score est sauvegardé, lu depuis une base de données MySQL, trié et affiché dans la boite de dialogue.</text:p>
      <text:h text:style-name="P19" text:outline-level="2">4<text:s/>–<text:s/>Liaison avec la base de<text:s/>données</text:h>
      <text:p text:style-name="Normal"/>
      <text:p text:style-name="Normal">La classe « BdSql » permet la connexion à la base de données. Elle contient deux fonctions qui met à jour ou récupère les scor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ELHO CLEMENT</meta:initial-creator>
    <dc:creator>COELHO CLEMENT</dc:creator>
    <meta:creation-date>2019-07-18T14:28:00Z</meta:creation-date>
    <dc:date>2019-07-19T13:14:00Z</dc:date>
    <meta:template xlink:href="Normal.dotm" xlink:type="simple"/>
    <meta:editing-cycles>4</meta:editing-cycles>
    <meta:editing-duration>PT26760S</meta:editing-duration>
    <meta:document-statistic meta:page-count="2" meta:paragraph-count="5" meta:word-count="393" meta:character-count="2551" meta:row-count="18" meta:non-whitespace-character-count="2163"/>
  </office:meta>
</office:document-meta>
</file>